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c01" officeooo:paragraph-rsid="00030c01"/>
    </style:style>
    <style:style style:name="P2" style:family="paragraph" style:parent-style-name="Standard">
      <style:text-properties officeooo:rsid="00031092" officeooo:paragraph-rsid="00031092"/>
    </style:style>
    <style:style style:name="P3" style:family="paragraph" style:parent-style-name="Standard" style:list-style-name="L1">
      <style:text-properties officeooo:rsid="00031092" officeooo:paragraph-rsid="00031092"/>
    </style:style>
    <style:style style:name="T1" style:family="text">
      <style:text-properties officeooo:rsid="0003109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ítulo: Ensayo dinámico de balanceadora con y sin alimentación</text:p>
      <text:p text:style-name="P1">Autor: Gustavo Vladimir Diaz</text:p>
      <text:p text:style-name="P1">Fecha inicio: 07/01/2020</text:p>
      <text:p text:style-name="P1">Fecha de última modificación: 07/01/2020</text:p>
      <text:p text:style-name="P1"/>
      <text:p text:style-name="P1">Descripción</text:p>
      <text:p text:style-name="P1">Estos ensayos se proponen de manera de relevar el funcionamiento dinámico la balanceadora. En cuanto al concepto de funcionamiento dinámico se refiere a la acción de girar el rotor entre los cabezales (sensores).</text:p>
      <text:p text:style-name="P1"/>
      <text:p text:style-name="P1">En cuanto a la referencia del título con y sin alimentación se refiere a relevar las señales entregadas por los sensores <text:span text:style-name="T1">excitando o no el sensor con una alimentación Vdc. Esta decisión está fundada en el hecho de que tal vez el sensor se encuentre magnetizado y por lo cual no sea necesario energizarlo para que se genere un flujo magnético.</text:span></text:p>
      <text:p text:style-name="P1"/>
      <text:p text:style-name="P2">La idea de energizar el sensor viene dado por el concepto de generar una intensidad magnética y relevar la variación de las propiedades magnéticas en el circuito magnético. Si los elementos no están magnetizados se hace necesario el uso de una fuente de corriente eléctrica.</text:p>
      <text:p text:style-name="P2"/>
      <text:p text:style-name="P2"/>
      <text:p text:style-name="P2">Ejecución de ensayo</text:p>
      <text:p text:style-name="P2"/>
      <text:list xml:id="list4059376477713618728" text:style-name="L1">
        <text:list-item>
          <text:p text:style-name="P3">Calibrar sensor óptico</text:p>
        </text:list-item>
        <text:list-item>
          <text:p text:style-name="P3">Ejecutar ensayo dinámico sin alimentación</text:p>
        </text:list-item>
        <text:list-item>
          <text:p text:style-name="P3">Ejecutar ensayo dinámico con alimentación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5:39:03.362762805</meta:creation-date>
    <dc:date>2020-01-07T06:33:56.734389881</dc:date>
    <meta:editing-duration>PT34M2S</meta:editing-duration>
    <meta:editing-cycles>1</meta:editing-cycles>
    <meta:document-statistic meta:table-count="0" meta:image-count="0" meta:object-count="0" meta:page-count="1" meta:paragraph-count="12" meta:word-count="180" meta:character-count="1122" meta:non-whitespace-character-count="957"/>
    <meta:generator>LibreOffice/5.1.6.2$Linux_X86_64 LibreOffice_project/10m0$Build-2</meta:generator>
  </office:meta>
</office:document-meta>
</file>